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999cm"/>
    </style:style>
    <style:style style:name="co2" style:family="table-column">
      <style:table-column-properties fo:break-before="auto" style:column-width="2.76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3.508cm"/>
    </style:style>
    <style:style style:name="co5" style:family="table-column">
      <style:table-column-properties fo:break-before="auto" style:column-width="3.452cm"/>
    </style:style>
    <style:style style:name="co6" style:family="table-column">
      <style:table-column-properties fo:break-before="auto" style:column-width="3.02cm"/>
    </style:style>
    <style:style style:name="co7" style:family="table-column">
      <style:table-column-properties fo:break-before="auto" style:column-width="3.941cm"/>
    </style:style>
    <style:style style:name="co8" style:family="table-column">
      <style:table-column-properties fo:break-before="auto" style:column-width="3.19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926cm"/>
    </style:style>
    <style:style style:name="co11" style:family="table-column">
      <style:table-column-properties fo:break-before="auto" style:column-width="3.886cm"/>
    </style:style>
    <style:style style:name="co12" style:family="table-column">
      <style:table-column-properties fo:break-before="auto" style:column-width="2.38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HDD" table:style-name="ta1">
        <table:shapes>
          <draw:frame draw:z-index="0" draw:style-name="gr1" svg:width="18.431cm" svg:height="14.866cm" svg:x="0.84cm" svg:y="11.515cm">
            <draw:object draw:notify-on-update-of-ranges="HDD.D10:HDD.D10 HDD.E11:HDD.E15 HDD.B10:HDD.B10 HDD.C11:HDD.C15 HDD.F10:HDD.F10 HDD.G11:HDD.G16" xlink:href="./Object 1" xlink:type="simple" xlink:show="embed" xlink:actuate="onLoad"/>
            <draw:image xlink:href="./ObjectReplacements/Object 1" xlink:type="simple" xlink:show="embed" xlink:actuate="onLoad"/>
            <svg:title>Single Node Query Test (HDD)</svg:title>
          </draw:frame>
          <draw:frame draw:z-index="1" draw:style-name="gr1" svg:width="18.431cm" svg:height="14.866cm" svg:x="20.779cm" svg:y="11.573cm">
            <draw:object draw:notify-on-update-of-ranges="HDD.D10:HDD.D10 HDD.E19:HDD.E23 HDD.B10:HDD.B10 HDD.C19:HDD.C23 HDD.F10:HDD.F10 HDD.G19:HDD.G23" xlink:href="./Object 2" xlink:type="simple" xlink:show="embed" xlink:actuate="onLoad"/>
            <draw:image xlink:href="./ObjectReplacements/Object 2" xlink:type="simple" xlink:show="embed" xlink:actuate="onLoad"/>
            <svg:title>Single Node Query Test (HDD)</svg:titl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HDD</text:p>
          </table:table-cell>
          <table:table-cell table:style-name="ce1" table:number-columns-repeated="8"/>
        </table:table-row>
        <table:table-row table:style-name="ro1">
          <table:table-cell table:style-name="ce1" office:value-type="string">
            <text:p>objects</text:p>
          </table:table-cell>
          <table:table-cell table:style-name="ce1" office:value-type="string">
            <text:p>time bucket</text:p>
          </table:table-cell>
          <table:table-cell table:style-name="ce1" office:value-type="string">
            <text:p>total tweets in bucket</text:p>
          </table:table-cell>
          <table:table-cell table:number-columns-repeated="6"/>
        </table:table-row>
        <table:table-row table:style-name="ro1">
          <table:table-cell office:value-type="float" office:value="15904861">
            <text:p>1590486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Map-Reduce 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user mentions </text:p>
          </table:table-cell>
          <table:table-cell/>
          <table:table-cell table:style-name="ce1" office:value-type="string">
            <text:p>hash tags</text:p>
          </table:table-cell>
          <table:table-cell/>
          <table:table-cell table:style-name="ce1" office:value-type="string">
            <text:p>shared ur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Aggregate Framework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>
            <text:p>user mentions</text:p>
          </table:table-cell>
          <table:table-cell/>
          <table:table-cell table:style-name="ce1" office:value-type="string">
            <text:p>hash tags</text:p>
          </table:table-cell>
          <table:table-cell/>
          <table:table-cell table:style-name="ce1" office:value-type="string">
            <text:p>shared url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</table:table>
      <table:table table:name="SSD" table:style-name="ta1">
        <table:shapes>
          <draw:frame draw:z-index="0" draw:style-name="gr1" svg:width="18.134cm" svg:height="14.866cm" svg:x="0.696cm" svg:y="11.161cm">
            <draw:object draw:notify-on-update-of-ranges="HDD.D10:HDD.D10 SSD.E10:SSD.E15 HDD.B10:HDD.B10 SSD.C10:SSD.C14 HDD.F10:HDD.F10 SSD.G10:SSD.G14" xlink:href="./Object 3" xlink:type="simple" xlink:show="embed" xlink:actuate="onLoad"/>
            <draw:image xlink:href="./ObjectReplacements/Object 3" xlink:type="simple" xlink:show="embed" xlink:actuate="onLoad"/>
            <svg:title>Single Node Query Test (HDD)</svg:title>
          </draw:frame>
          <draw:frame draw:z-index="1" draw:style-name="gr1" svg:width="18.134cm" svg:height="14.866cm" svg:x="19.989cm" svg:y="11.042cm">
            <draw:object draw:notify-on-update-of-ranges="HDD.D10:HDD.D10 SSD.E18:SSD.E22 HDD.B10:HDD.B10 SSD.C18:SSD.C22 HDD.F10:HDD.F10 SSD.G18:SSD.G22" xlink:href="./Object 4" xlink:type="simple" xlink:show="embed" xlink:actuate="onLoad"/>
            <draw:image xlink:href="./ObjectReplacements/Object 4" xlink:type="simple" xlink:show="embed" xlink:actuate="onLoad"/>
            <svg:title>Single Node Query Test (HDD)</svg:title>
          </draw:frame>
        </table:shapes>
        <table:table-column table:style-name="co10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>
            <text:p>SSD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objects</text:p>
          </table:table-cell>
          <table:table-cell table:style-name="ce1" office:value-type="string">
            <text:p>time bucket</text:p>
          </table:table-cell>
          <table:table-cell table:style-name="ce1" office:value-type="string">
            <text:p>total tweets in bucket</text:p>
          </table:table-cell>
          <table:table-cell table:number-columns-repeated="8"/>
        </table:table-row>
        <table:table-row table:style-name="ro1">
          <table:table-cell office:value-type="float" office:value="15904861">
            <text:p>1590486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91">
            <text:p>91</text:p>
          </table:table-cell>
          <table:table-cell table:number-columns-repeated="8"/>
        </table:table-row>
        <table:table-row table:style-name="ro1">
          <table:table-cell table:number-columns-repeated="9"/>
          <table:table-cell table:style-name="ce1" office:value-type="string">
            <text:p>user mentions </text:p>
          </table:table-cell>
          <table:table-cell/>
        </table:table-row>
        <table:table-row table:style-name="ro1">
          <table:table-cell/>
          <table:table-cell table:style-name="ce1" office:value-type="string">
            <text:p>user mentions (mp)</text:p>
          </table:table-cell>
          <table:table-cell table:style-name="ce1"/>
          <table:table-cell table:style-name="ce1" office:value-type="string">
            <text:p>hash tags (mp)</text:p>
          </table:table-cell>
          <table:table-cell table:style-name="ce1"/>
          <table:table-cell table:style-name="ce1" office:value-type="string">
            <text:p>shared urls (mp)</text:p>
          </table:table-cell>
          <table:table-cell table:style-name="ce1"/>
          <table:table-cell table:number-columns-repeated="2"/>
          <table:table-cell office:value-type="string">
            <text:p>lower</text:p>
          </table:table-cell>
          <table:table-cell table:style-name="ce2" table:formula="of:=MIN([.C10:.C14])" office:value-type="float" office:value="21">
            <text:p>21.00</text:p>
          </table:table-cell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Q1</text:p>
          </table:table-cell>
          <table:table-cell table:style-name="ce2" table:formula="of:=(([.K12]-[.K9]) * 0.25) + [.K9]" office:value-type="float" office:value="21.25">
            <text:p>21.25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Q3</text:p>
          </table:table-cell>
          <table:table-cell table:style-name="ce2" table:formula="of:=(([.K12]-[.K9]) * 0.75) + [.K10]" office:value-type="float" office:value="22">
            <text:p>22.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Upper</text:p>
          </table:table-cell>
          <table:table-cell table:style-name="ce2" table:formula="of:=MAX([.C10:.C14])" office:value-type="float" office:value="22">
            <text:p>22.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string">
            <text:p>Median</text:p>
          </table:table-cell>
          <table:table-cell table:style-name="ce2" table:formula="of:=MEDIAN([.C10:.C14])" office:value-type="float" office:value="22">
            <text:p>22.00</text:p>
          </table:table-cell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32">
            <text:p>32</text:p>
          </table:table-cell>
          <table:table-cell/>
          <table:table-cell office:value-type="float" office:value="13">
            <text:p>13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>
            <text:p>user mentions (aggre)</text:p>
          </table:table-cell>
          <table:table-cell table:style-name="ce1"/>
          <table:table-cell table:style-name="ce1" office:value-type="string">
            <text:p>hash tags (aggre)</text:p>
          </table:table-cell>
          <table:table-cell table:style-name="ce1"/>
          <table:table-cell table:style-name="ce1" office:value-type="string">
            <text:p>shared urls (aggre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</table:table>
      <table:table table:name="Sheet3" table:style-name="ta1">
        <table:shapes>
          <draw:frame draw:z-index="0" draw:style-name="gr1" svg:width="15.087cm" svg:height="13.095cm" svg:x="0.782cm" svg:y="6.114cm">
            <draw:object draw:notify-on-update-of-ranges="Sheet3.B2:Sheet3.B2 Sheet3.B5:Sheet3.B5 Sheet3.C5:Sheet3.C5 Sheet3.B3:Sheet3.B3 Sheet3.C3:Sheet3.C3 Sheet3.B7:Sheet3.B7 Sheet3.C7:Sheet3.C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5.087cm" svg:height="13.095cm" svg:x="16.97cm" svg:y="6.019cm">
            <draw:object draw:notify-on-update-of-ranges="Sheet3.B2:Sheet3.B2 Sheet3.B6:Sheet3.B6 Sheet3.C6:Sheet3.C6 Sheet3.B4:Sheet3.B4 Sheet3.C4:Sheet3.C4 Sheet3.B8:Sheet3.B8 Sheet3.C8:Sheet3.C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svg:width="15.087cm" svg:height="13.095cm" svg:x="0.841cm" svg:y="20.316cm">
            <draw:object draw:notify-on-update-of-ranges="Sheet3.B2:Sheet3.B2 Sheet3.B5:Sheet3.B5 Sheet3.D5:Sheet3.D5 Sheet3.B3:Sheet3.B3 Sheet3.D3:Sheet3.D3 Sheet3.B7:Sheet3.B7 Sheet3.D7:Sheet3.D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svg:width="15.087cm" svg:height="13.095cm" svg:x="17.029cm" svg:y="20.221cm">
            <draw:object draw:notify-on-update-of-ranges="Sheet3.B2:Sheet3.B2 Sheet3.B6:Sheet3.B6 Sheet3.D6:Sheet3.D6 Sheet3.B4:Sheet3.B4 Sheet3.D4:Sheet3.D4 Sheet3.B8:Sheet3.B8 Sheet3.D8:Sheet3.D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9" table:default-cell-style-name="Default"/>
        <table:table-column table:style-name="co11" table:default-cell-style-name="ce1"/>
        <table:table-column table:style-name="co12" table:default-cell-style-name="ce3"/>
        <table:table-column table:style-name="co1" table:default-cell-style-name="ce3"/>
        <table:table-column table:style-name="co9" table:number-columns-repeated="9" table:default-cell-style-name="Default"/>
        <table:table-column table:style-name="co3" table:default-cell-style-name="Default"/>
        <table:table-column table:style-name="co12" table:default-cell-style-name="Default"/>
        <table:table-row table:style-name="ro1">
          <table:table-cell/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table:style-name="Default"/>
          <table:table-cell table:style-name="ce1" office:value-type="string">
            <text:p>Map-Reduce</text:p>
          </table:table-cell>
          <table:table-cell table:style-name="ce1" office:value-type="string">
            <text:p>Aggregate Framework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ser Mentions (HDD)</text:p>
          </table:table-cell>
          <table:table-cell table:formula="of:=MEDIAN([HDD.C11:.C15])" office:value-type="float" office:value="24">
            <text:p>24.00</text:p>
          </table:table-cell>
          <table:table-cell table:formula="of:=MEDIAN([HDD.C19:.C23])" office:value-type="float" office:value="10">
            <text:p>10.0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User Mentions (SDD)</text:p>
          </table:table-cell>
          <table:table-cell table:formula="of:=MEDIAN([SSD.C10:.C14])" office:value-type="float" office:value="22">
            <text:p>22.00</text:p>
          </table:table-cell>
          <table:table-cell table:formula="of:=MEDIAN([SSD.C18:.C22])" office:value-type="float" office:value="8">
            <text:p>8.0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ash-tags (HDD)</text:p>
          </table:table-cell>
          <table:table-cell table:formula="of:=MEDIAN([HDD.E11:.E15])" office:value-type="float" office:value="35">
            <text:p>35.00</text:p>
          </table:table-cell>
          <table:table-cell table:formula="of:=MEDIAN([HDD.E19:.E23])" office:value-type="float" office:value="10">
            <text:p>10.0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ash-tags (SDD)</text:p>
          </table:table-cell>
          <table:table-cell table:formula="of:=MEDIAN([SSD.E10:.E14])" office:value-type="float" office:value="32">
            <text:p>32.00</text:p>
          </table:table-cell>
          <table:table-cell table:formula="of:=MEDIAN([SSD.E18:.E22])" office:value-type="float" office:value="9">
            <text:p>9.0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hared Urls (HDD)</text:p>
          </table:table-cell>
          <table:table-cell table:formula="of:=MEDIAN([HDD.G11:.G15])" office:value-type="float" office:value="15">
            <text:p>15.00</text:p>
          </table:table-cell>
          <table:table-cell table:formula="of:=MEDIAN([HDD.G19:.G23])" office:value-type="float" office:value="10">
            <text:p>10.00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hared Urls (SDD)</text:p>
          </table:table-cell>
          <table:table-cell table:formula="of:=MEDIAN([SSD.G10:.G14])" office:value-type="float" office:value="13">
            <text:p>13.00</text:p>
          </table:table-cell>
          <table:table-cell table:formula="of:=MEDIAN([SSD.G18:.G22])" office:value-type="float" office:value="8">
            <text:p>8.00</text:p>
          </table:table-cell>
          <table:table-cell table:number-columns-repeated="9"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10T12:40:14</dc:date>
    <dc:creator>Chris Choi</dc:creator>
    <meta:generator>LibreOffice/3.5$Linux_X86_64 LibreOffice_project/350m1$Build-2</meta:generator>
    <meta:editing-duration>P1DT47M28S</meta:editing-duration>
    <meta:editing-cycles>4</meta:editing-cycles>
    <meta:document-statistic meta:table-count="3" meta:cell-count="13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32cm" svg:height="14.867cm" xlink:href=".." xlink:type="simple" chart:class="chart:bar" chart:style-name="ch1">
        <chart:title svg:x="4.936cm" svg:y="0.779cm" chart:style-name="ch2">
          <text:p>Single Node Query Test (HDD):
Map-Reduce Method</text:p>
        </chart:title>
        <chart:legend svg:x="13.692cm" svg:y="2.048cm" style:legend-expansion="custom" chartooo:width="2.908cm" chartooo:height="1.803cm" style:legend-expansion-aspect-ratio="1.61286744315031" chart:style-name="ch3"/>
        <chart:plot-area chart:style-name="ch4" table:cell-range-address="HDD.D10:HDD.D10 HDD.E11:HDD.E15 HDD.B10:HDD.B10 HDD.C11:HDD.C15 HDD.F10:HDD.F10 HDD.G11:HDD.G16" chart:data-source-has-labels="row" svg:x="3.191cm" svg:y="2.238cm" svg:width="13.413cm" svg:height="10.3cm">
          <chartooo:coordinate-region svg:x="3.855cm" svg:y="2.446cm" svg:width="12.749cm" svg:height="9.428cm"/>
          <chart:axis chart:dimension="x" chart:name="primary-x" chart:style-name="ch5">
            <chart:title svg:x="8.924cm" svg:y="12.835cm" chart:style-name="ch6">
              <text:p>Run Number</text:p>
            </chart:title>
          </chart:axis>
          <chart:axis chart:dimension="y" chart:name="primary-y" chart:style-name="ch7">
            <chart:title svg:x="2.279cm" svg:y="9.07cm" chart:style-name="ch8">
              <text:p>Query Time in Minutes</text:p>
            </chart:title>
          </chart:axis>
          <chart:series chart:style-name="ch9" chart:values-cell-range-address="HDD.E11:HDD.E15" chart:label-cell-address="HDD.D10:HDD.D10" chart:class="chart:bar">
            <chart:data-point chart:repeated="5"/>
          </chart:series>
          <chart:series chart:style-name="ch10" chart:values-cell-range-address="HDD.C11:HDD.C15" chart:label-cell-address="HDD.B10:HDD.B10" chart:class="chart:bar">
            <chart:data-point chart:repeated="5"/>
          </chart:series>
          <chart:series chart:style-name="ch11" chart:values-cell-range-address="HDD.G11:HDD.G16" chart:label-cell-address="HDD.F10:HDD.F10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 tags</text:p>
                <draw:g>
                  <svg:desc>HDD.D10:HDD.D10</svg:desc>
                </draw:g>
              </table:table-cell>
              <table:table-cell office:value-type="string">
                <text:p>user mentions </text:p>
                <draw:g>
                  <svg:desc>HDD.B10:HDD.B10</svg:desc>
                </draw:g>
              </table:table-cell>
              <table:table-cell office:value-type="string">
                <text:p>shared urls</text:p>
                <draw:g>
                  <svg:desc>HDD.F10:HDD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HDD.E11:HDD.E15</svg:desc>
                </draw:g>
              </table:table-cell>
              <table:table-cell office:value-type="float" office:value="25">
                <text:p>25</text:p>
                <draw:g>
                  <svg:desc>HDD.C11:HDD.C15</svg:desc>
                </draw:g>
              </table:table-cell>
              <table:table-cell office:value-type="float" office:value="14">
                <text:p>14</text:p>
                <draw:g>
                  <svg:desc>HDD.G11:HDD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40" chart:interval-maj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32cm" svg:height="14.867cm" xlink:href=".." xlink:type="simple" chart:class="chart:bar" chart:style-name="ch1">
        <chart:title svg:x="4.937cm" svg:y="0.779cm" chart:style-name="ch2">
          <text:p>Single Node Query Test (HDD):
Aggregate Framework Method</text:p>
        </chart:title>
        <chart:legend svg:x="13.809cm" svg:y="2.039cm" style:legend-expansion="custom" chartooo:width="2.908cm" chartooo:height="1.803cm" style:legend-expansion-aspect-ratio="1.61286744315031" chart:style-name="ch3"/>
        <chart:plot-area chart:style-name="ch4" table:cell-range-address="HDD.D10:HDD.D10 HDD.E19:HDD.E23 HDD.B10:HDD.B10 HDD.C19:HDD.C23 HDD.F10:HDD.F10 HDD.G19:HDD.G23" chart:data-source-has-labels="row" svg:x="3.191cm" svg:y="2.238cm" svg:width="13.413cm" svg:height="10.3cm">
          <chartooo:coordinate-region svg:x="3.855cm" svg:y="2.446cm" svg:width="12.749cm" svg:height="9.428cm"/>
          <chart:axis chart:dimension="x" chart:name="primary-x" chart:style-name="ch5">
            <chart:title svg:x="8.924cm" svg:y="12.835cm" chart:style-name="ch6">
              <text:p>Run Number</text:p>
            </chart:title>
          </chart:axis>
          <chart:axis chart:dimension="y" chart:name="primary-y" chart:style-name="ch7">
            <chart:title svg:x="2.279cm" svg:y="9.07cm" chart:style-name="ch8">
              <text:p>Query Time in Minutes</text:p>
            </chart:title>
          </chart:axis>
          <chart:series chart:style-name="ch9" chart:values-cell-range-address="HDD.E19:HDD.E23" chart:label-cell-address="HDD.D10:HDD.D10" chart:class="chart:bar">
            <chart:data-point chart:repeated="5"/>
          </chart:series>
          <chart:series chart:style-name="ch10" chart:values-cell-range-address="HDD.C19:HDD.C23" chart:label-cell-address="HDD.B10:HDD.B10" chart:class="chart:bar">
            <chart:data-point chart:repeated="5"/>
          </chart:series>
          <chart:series chart:style-name="ch11" chart:values-cell-range-address="HDD.G19:HDD.G23" chart:label-cell-address="HDD.F10:HDD.F1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 tags</text:p>
                <draw:g>
                  <svg:desc>HDD.D10:HDD.D10</svg:desc>
                </draw:g>
              </table:table-cell>
              <table:table-cell office:value-type="string">
                <text:p>user mentions </text:p>
                <draw:g>
                  <svg:desc>HDD.B10:HDD.B10</svg:desc>
                </draw:g>
              </table:table-cell>
              <table:table-cell office:value-type="string">
                <text:p>shared urls</text:p>
                <draw:g>
                  <svg:desc>HDD.F10:HDD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DD.E19:HDD.E23</svg:desc>
                </draw:g>
              </table:table-cell>
              <table:table-cell office:value-type="float" office:value="10">
                <text:p>10</text:p>
                <draw:g>
                  <svg:desc>HDD.C19:HDD.C23</svg:desc>
                </draw:g>
              </table:table-cell>
              <table:table-cell office:value-type="float" office:value="10">
                <text:p>10</text:p>
                <draw:g>
                  <svg:desc>HDD.G19:HDD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" chart:interval-maj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35cm" svg:height="14.867cm" xlink:href=".." xlink:type="simple" chart:class="chart:bar" chart:style-name="ch1">
        <chart:title svg:x="4.854cm" svg:y="0.779cm" chart:style-name="ch2">
          <text:p>Single Node Query Test (SSD):
Map-Reduce Method</text:p>
        </chart:title>
        <chart:legend svg:x="13.331cm" svg:y="1.777cm" style:legend-expansion="custom" chartooo:width="2.861cm" chartooo:height="1.803cm" style:legend-expansion-aspect-ratio="1.58679977814753" chart:style-name="ch3"/>
        <chart:plot-area chart:style-name="ch4" table:cell-range-address="HDD.D10:HDD.D10 SSD.E10:SSD.E15 HDD.B10:HDD.B10 SSD.C10:SSD.C14 HDD.F10:HDD.F10 SSD.G10:SSD.G14" chart:data-source-has-labels="row" svg:x="3.128cm" svg:y="2.238cm" svg:width="13.207cm" svg:height="10.3cm">
          <chartooo:coordinate-region svg:x="3.792cm" svg:y="2.446cm" svg:width="12.543cm" svg:height="9.428cm"/>
          <chart:axis chart:dimension="x" chart:name="primary-x" chart:style-name="ch5">
            <chart:title svg:x="8.758cm" svg:y="12.835cm" chart:style-name="ch6">
              <text:p>Run Number</text:p>
            </chart:title>
          </chart:axis>
          <chart:axis chart:dimension="y" chart:name="primary-y" chart:style-name="ch7">
            <chart:title svg:x="2.222cm" svg:y="9.07cm" chart:style-name="ch8">
              <text:p>Query Time in Minutes</text:p>
            </chart:title>
          </chart:axis>
          <chart:series chart:style-name="ch9" chart:values-cell-range-address="SSD.E10:SSD.E15" chart:label-cell-address="HDD.D10:HDD.D10" chart:class="chart:bar">
            <chart:data-point chart:repeated="6"/>
          </chart:series>
          <chart:series chart:style-name="ch10" chart:values-cell-range-address="SSD.C10:SSD.C14" chart:label-cell-address="HDD.B10:HDD.B10" chart:class="chart:bar">
            <chart:data-point chart:repeated="5"/>
          </chart:series>
          <chart:series chart:style-name="ch11" chart:values-cell-range-address="SSD.G10:SSD.G14" chart:label-cell-address="HDD.F10:HDD.F1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 tags</text:p>
                <draw:g>
                  <svg:desc>HDD.D10:HDD.D10</svg:desc>
                </draw:g>
              </table:table-cell>
              <table:table-cell office:value-type="string">
                <text:p>user mentions </text:p>
                <draw:g>
                  <svg:desc>HDD.B10:HDD.B10</svg:desc>
                </draw:g>
              </table:table-cell>
              <table:table-cell office:value-type="string">
                <text:p>shared urls</text:p>
                <draw:g>
                  <svg:desc>HDD.F10:HDD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">
                <text:p>31</text:p>
                <draw:g>
                  <svg:desc>SSD.E10:SSD.E15</svg:desc>
                </draw:g>
              </table:table-cell>
              <table:table-cell office:value-type="float" office:value="21">
                <text:p>21</text:p>
                <draw:g>
                  <svg:desc>SSD.C10:SSD.C14</svg:desc>
                </draw:g>
              </table:table-cell>
              <table:table-cell office:value-type="float" office:value="13">
                <text:p>13</text:p>
                <draw:g>
                  <svg:desc>SSD.G10:SSD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5" chart:interval-major="5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135cm" svg:height="14.867cm" xlink:href=".." xlink:type="simple" chart:class="chart:bar" chart:style-name="ch1">
        <chart:title svg:x="4.854cm" svg:y="0.779cm" chart:style-name="ch2">
          <text:p>Single Node Query Test (SSD):
Aggregate Framework Method</text:p>
        </chart:title>
        <chart:legend svg:x="14.025cm" svg:y="1.891cm" style:legend-expansion="custom" chartooo:width="2.861cm" chartooo:height="1.803cm" style:legend-expansion-aspect-ratio="1.58679977814753" chart:style-name="ch3"/>
        <chart:plot-area chart:style-name="ch4" table:cell-range-address="HDD.D10:HDD.D10 SSD.E18:SSD.E22 HDD.B10:HDD.B10 SSD.C18:SSD.C22 HDD.F10:HDD.F10 SSD.G18:SSD.G22" chart:data-source-has-labels="row" svg:x="3.065cm" svg:y="3.241cm" svg:width="13.198cm" svg:height="9.316cm">
          <chartooo:coordinate-region svg:x="3.729cm" svg:y="3.449cm" svg:width="12.534cm" svg:height="8.444cm"/>
          <chart:axis chart:dimension="x" chart:name="primary-x" chart:style-name="ch5">
            <chart:title svg:x="8.691cm" svg:y="12.854cm" chart:style-name="ch6">
              <text:p>Run Number</text:p>
            </chart:title>
          </chart:axis>
          <chart:axis chart:dimension="y" chart:name="primary-y" chart:style-name="ch7">
            <chart:title svg:x="2.159cm" svg:y="9.581cm" chart:style-name="ch8">
              <text:p>Query Time in Minutes</text:p>
            </chart:title>
          </chart:axis>
          <chart:series chart:style-name="ch9" chart:values-cell-range-address="SSD.E18:SSD.E22" chart:label-cell-address="HDD.D10:HDD.D10" chart:class="chart:bar">
            <chart:data-point chart:repeated="5"/>
          </chart:series>
          <chart:series chart:style-name="ch10" chart:values-cell-range-address="SSD.C18:SSD.C22" chart:label-cell-address="HDD.B10:HDD.B10" chart:class="chart:bar">
            <chart:data-point chart:repeated="5"/>
          </chart:series>
          <chart:series chart:style-name="ch11" chart:values-cell-range-address="SSD.G18:SSD.G22" chart:label-cell-address="HDD.F10:HDD.F10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 tags</text:p>
                <draw:g>
                  <svg:desc>HDD.D10:HDD.D10</svg:desc>
                </draw:g>
              </table:table-cell>
              <table:table-cell office:value-type="string">
                <text:p>user mentions </text:p>
                <draw:g>
                  <svg:desc>HDD.B10:HDD.B10</svg:desc>
                </draw:g>
              </table:table-cell>
              <table:table-cell office:value-type="string">
                <text:p>shared urls</text:p>
                <draw:g>
                  <svg:desc>HDD.F10:HDD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SD.E18:SSD.E22</svg:desc>
                </draw:g>
              </table:table-cell>
              <table:table-cell office:value-type="float" office:value="8">
                <text:p>8</text:p>
                <draw:g>
                  <svg:desc>SSD.C18:SSD.C22</svg:desc>
                </draw:g>
              </table:table-cell>
              <table:table-cell office:value-type="float" office:value="8">
                <text:p>8</text:p>
                <draw:g>
                  <svg:desc>SSD.G18:SSD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overlap="-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88cm" svg:height="13.096cm" xlink:href=".." xlink:type="simple" chart:class="chart:bar" chart:row-mapping="0 1" chart:style-name="ch1">
        <chart:title svg:x="4.315cm" svg:y="0.396cm" chart:style-name="ch2">
          <text:p>Median Query Time in HDD: 
Map-Reduce Method</text:p>
        </chart:title>
        <chart:legend svg:x="9.769cm" svg:y="3.932cm" style:legend-expansion="custom" chartooo:width="4.467cm" chartooo:height="1.615cm" style:legend-expansion-aspect-ratio="2.76594427244582" chart:style-name="ch3"/>
        <chart:plot-area chart:style-name="ch4" table:cell-range-address="Sheet3.B2:Sheet3.B3 Sheet3.B5:Sheet3.C5 Sheet3.C3:Sheet3.C3 Sheet3.B7:Sheet3.C7" chart:data-source-has-labels="both" svg:x="1.383cm" svg:y="1.279cm" svg:width="10.881cm" svg:height="10.785cm">
          <chartooo:coordinate-region svg:x="2.55cm" svg:y="1.487cm" svg:width="9.714cm" svg:height="10.37cm"/>
          <chart:axis chart:dimension="x" chart:name="primary-x" chart:style-name="ch5" chartooo:axis-type="text">
            <chart:categories table:cell-range-address="Sheet3.B2:Sheet3.B2"/>
          </chart:axis>
          <chart:axis chart:dimension="y" chart:name="primary-y" chart:style-name="ch6">
            <chart:title svg:x="0.538cm" svg:y="8.914cm" chart:style-name="ch7">
              <text:p>Median Query Time in Minutes</text:p>
            </chart:title>
          </chart:axis>
          <chart:series chart:style-name="ch8" chart:values-cell-range-address="Sheet3.C5:Sheet3.C5" chart:label-cell-address="Sheet3.B5:Sheet3.B5" chart:class="chart:bar">
            <chart:data-point/>
          </chart:series>
          <chart:series chart:style-name="ch9" chart:values-cell-range-address="Sheet3.C3:Sheet3.C3" chart:label-cell-address="Sheet3.B3:Sheet3.B3" chart:class="chart:bar">
            <chart:data-point/>
          </chart:series>
          <chart:series chart:style-name="ch10" chart:values-cell-range-address="Sheet3.C7:Sheet3.C7" chart:label-cell-address="Sheet3.B7:Sheet3.B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3.B2:Sheet3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h-tags (HDD)</text:p>
                <draw:g>
                  <svg:desc>Sheet3.B5:Sheet3.B5</svg:desc>
                </draw:g>
              </table:table-cell>
              <table:table-cell office:value-type="float" office:value="35">
                <text:p>35</text:p>
                <draw:g>
                  <svg:desc>Sheet3.C5:Sheet3.C5</svg:desc>
                </draw:g>
              </table:table-cell>
            </table:table-row>
            <table:table-row>
              <table:table-cell office:value-type="string">
                <text:p>User Mentions (HDD)</text:p>
                <draw:g>
                  <svg:desc>Sheet3.B3:Sheet3.B3</svg:desc>
                </draw:g>
              </table:table-cell>
              <table:table-cell office:value-type="float" office:value="24">
                <text:p>24</text:p>
                <draw:g>
                  <svg:desc>Sheet3.C3:Sheet3.C3</svg:desc>
                </draw:g>
              </table:table-cell>
            </table:table-row>
            <table:table-row>
              <table:table-cell office:value-type="string">
                <text:p>Shared Urls (HDD)</text:p>
                <draw:g>
                  <svg:desc>Sheet3.B7:Sheet3.B7</svg:desc>
                </draw:g>
              </table:table-cell>
              <table:table-cell office:value-type="float" office:value="15">
                <text:p>15</text:p>
                <draw:g>
                  <svg:desc>Sheet3.C7:Sheet3.C7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40" chart:overlap="-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88cm" svg:height="13.096cm" xlink:href=".." xlink:type="simple" chart:class="chart:bar" chart:style-name="ch1">
        <chart:title svg:x="4.404cm" svg:y="0.396cm" chart:style-name="ch2">
          <text:p>Median Query Time in SSD:
Map-Reduce Method</text:p>
        </chart:title>
        <chart:legend svg:x="9.277cm" svg:y="3.932cm" style:legend-expansion="custom" chartooo:width="4.467cm" chartooo:height="1.615cm" style:legend-expansion-aspect-ratio="2.76594427244582" chart:style-name="ch3"/>
        <chart:plot-area chart:style-name="ch4" table:cell-range-address="Sheet3.B2:Sheet3.B2 Sheet3.B6:Sheet3.C6 Sheet3.B4:Sheet3.C4 Sheet3.B8:Sheet3.C8" chart:data-source-has-labels="both" svg:x="1.383cm" svg:y="1.279cm" svg:width="10.881cm" svg:height="10.785cm">
          <chartooo:coordinate-region svg:x="2.55cm" svg:y="1.487cm" svg:width="9.714cm" svg:height="10.37cm"/>
          <chart:axis chart:dimension="x" chart:name="primary-x" chart:style-name="ch5" chartooo:axis-type="text">
            <chart:categories table:cell-range-address="Sheet3.B2:Sheet3.B2"/>
          </chart:axis>
          <chart:axis chart:dimension="y" chart:name="primary-y" chart:style-name="ch6">
            <chart:title svg:x="0.538cm" svg:y="8.914cm" chart:style-name="ch7">
              <text:p>Median Query Time in Minutes</text:p>
            </chart:title>
          </chart:axis>
          <chart:series chart:style-name="ch8" chart:values-cell-range-address="Sheet3.C6:Sheet3.C6" chart:label-cell-address="Sheet3.B6:Sheet3.B6" chart:class="chart:bar">
            <chart:data-point/>
          </chart:series>
          <chart:series chart:style-name="ch9" chart:values-cell-range-address="Sheet3.C4:Sheet3.C4" chart:label-cell-address="Sheet3.B4:Sheet3.B4" chart:class="chart:bar">
            <chart:data-point/>
          </chart:series>
          <chart:series chart:style-name="ch10" chart:values-cell-range-address="Sheet3.C8:Sheet3.C8" chart:label-cell-address="Sheet3.B8:Sheet3.B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3.B2:Sheet3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h-tags (SDD)</text:p>
                <draw:g>
                  <svg:desc>Sheet3.B6:Sheet3.B6</svg:desc>
                </draw:g>
              </table:table-cell>
              <table:table-cell office:value-type="float" office:value="32">
                <text:p>32</text:p>
                <draw:g>
                  <svg:desc>Sheet3.C6:Sheet3.C6</svg:desc>
                </draw:g>
              </table:table-cell>
            </table:table-row>
            <table:table-row>
              <table:table-cell office:value-type="string">
                <text:p>User Mentions (SDD)</text:p>
                <draw:g>
                  <svg:desc>Sheet3.B4:Sheet3.B4</svg:desc>
                </draw:g>
              </table:table-cell>
              <table:table-cell office:value-type="float" office:value="22">
                <text:p>22</text:p>
                <draw:g>
                  <svg:desc>Sheet3.C4:Sheet3.C4</svg:desc>
                </draw:g>
              </table:table-cell>
            </table:table-row>
            <table:table-row>
              <table:table-cell office:value-type="string">
                <text:p>Shared Urls (SDD)</text:p>
                <draw:g>
                  <svg:desc>Sheet3.B8:Sheet3.B8</svg:desc>
                </draw:g>
              </table:table-cell>
              <table:table-cell office:value-type="float" office:value="13">
                <text:p>13</text:p>
                <draw:g>
                  <svg:desc>Sheet3.C8:Sheet3.C8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inimum="0" chart:maximum="16" chart:interval-major="2" chart:overlap="-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88cm" svg:height="13.096cm" xlink:href=".." xlink:type="simple" chart:class="chart:bar" chart:style-name="ch1">
        <chart:title svg:x="4.315cm" svg:y="0.396cm" chart:style-name="ch2">
          <text:p>Median Query Time in HDD: 
Aggregate Framework</text:p>
        </chart:title>
        <chart:legend svg:x="9.885cm" svg:y="1.899cm" style:legend-expansion="custom" chartooo:width="4.467cm" chartooo:height="1.615cm" style:legend-expansion-aspect-ratio="2.76594427244582" chart:style-name="ch3"/>
        <chart:plot-area chart:style-name="ch4" table:cell-range-address="Sheet3.B2:Sheet3.B3 Sheet3.B5:Sheet3.B5 Sheet3.D5:Sheet3.D5 Sheet3.D3:Sheet3.D3 Sheet3.B7:Sheet3.B7 Sheet3.D7:Sheet3.D7" chart:data-source-has-labels="both" svg:x="1.383cm" svg:y="1.279cm" svg:width="10.881cm" svg:height="10.785cm">
          <chartooo:coordinate-region svg:x="2.55cm" svg:y="1.487cm" svg:width="9.714cm" svg:height="10.37cm"/>
          <chart:axis chart:dimension="x" chart:name="primary-x" chart:style-name="ch5" chartooo:axis-type="text">
            <chart:categories table:cell-range-address="Sheet3.B2:Sheet3.B2"/>
          </chart:axis>
          <chart:axis chart:dimension="y" chart:name="primary-y" chart:style-name="ch6">
            <chart:title svg:x="0.538cm" svg:y="8.914cm" chart:style-name="ch7">
              <text:p>Median Query Time in Minutes</text:p>
            </chart:title>
          </chart:axis>
          <chart:series chart:style-name="ch8" chart:values-cell-range-address="Sheet3.D5:Sheet3.D5" chart:label-cell-address="Sheet3.B5:Sheet3.B5" chart:class="chart:bar">
            <chart:data-point/>
          </chart:series>
          <chart:series chart:style-name="ch9" chart:values-cell-range-address="Sheet3.D3:Sheet3.D3" chart:label-cell-address="Sheet3.B3:Sheet3.B3" chart:class="chart:bar">
            <chart:data-point/>
          </chart:series>
          <chart:series chart:style-name="ch10" chart:values-cell-range-address="Sheet3.D7:Sheet3.D7" chart:label-cell-address="Sheet3.B7:Sheet3.B7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3.B2:Sheet3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h-tags (HDD)</text:p>
                <draw:g>
                  <svg:desc>Sheet3.B5:Sheet3.B5</svg:desc>
                </draw:g>
              </table:table-cell>
              <table:table-cell office:value-type="float" office:value="10">
                <text:p>10</text:p>
                <draw:g>
                  <svg:desc>Sheet3.D5:Sheet3.D5</svg:desc>
                </draw:g>
              </table:table-cell>
            </table:table-row>
            <table:table-row>
              <table:table-cell office:value-type="string">
                <text:p>User Mentions (HDD)</text:p>
                <draw:g>
                  <svg:desc>Sheet3.B3:Sheet3.B3</svg:desc>
                </draw:g>
              </table:table-cell>
              <table:table-cell office:value-type="float" office:value="10">
                <text:p>10</text:p>
                <draw:g>
                  <svg:desc>Sheet3.D3:Sheet3.D3</svg:desc>
                </draw:g>
              </table:table-cell>
            </table:table-row>
            <table:table-row>
              <table:table-cell office:value-type="string">
                <text:p>Shared Urls (HDD)</text:p>
                <draw:g>
                  <svg:desc>Sheet3.B7:Sheet3.B7</svg:desc>
                </draw:g>
              </table:table-cell>
              <table:table-cell office:value-type="float" office:value="10">
                <text:p>10</text:p>
                <draw:g>
                  <svg:desc>Sheet3.D7:Sheet3.D7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maximum="16" chart:overlap="-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88cm" svg:height="13.096cm" xlink:href=".." xlink:type="simple" chart:class="chart:bar" chart:style-name="ch1">
        <chart:title svg:x="4.404cm" svg:y="0.396cm" chart:style-name="ch2">
          <text:p>Median Query Time in SSD:
Aggregate Framework</text:p>
        </chart:title>
        <chart:legend svg:x="8.844cm" svg:y="2.225cm" style:legend-expansion="custom" chartooo:width="4.467cm" chartooo:height="1.615cm" style:legend-expansion-aspect-ratio="2.76594427244582" chart:style-name="ch3"/>
        <chart:plot-area chart:style-name="ch4" table:cell-range-address="Sheet3.B2:Sheet3.B2 Sheet3.B6:Sheet3.B6 Sheet3.D6:Sheet3.D6 Sheet3.B4:Sheet3.B4 Sheet3.D4:Sheet3.D4 Sheet3.B8:Sheet3.B8 Sheet3.D8:Sheet3.D8" chart:data-source-has-labels="both" svg:x="1.383cm" svg:y="1.279cm" svg:width="10.881cm" svg:height="10.785cm">
          <chartooo:coordinate-region svg:x="2.55cm" svg:y="1.487cm" svg:width="9.714cm" svg:height="10.37cm"/>
          <chart:axis chart:dimension="x" chart:name="primary-x" chart:style-name="ch5" chartooo:axis-type="text">
            <chart:categories table:cell-range-address="Sheet3.B2:Sheet3.B2"/>
          </chart:axis>
          <chart:axis chart:dimension="y" chart:name="primary-y" chart:style-name="ch6">
            <chart:title svg:x="0.538cm" svg:y="8.914cm" chart:style-name="ch7">
              <text:p>Median Query Time in Minutes</text:p>
            </chart:title>
          </chart:axis>
          <chart:series chart:style-name="ch8" chart:values-cell-range-address="Sheet3.D6:Sheet3.D6" chart:label-cell-address="Sheet3.B6:Sheet3.B6" chart:class="chart:bar">
            <chart:data-point/>
          </chart:series>
          <chart:series chart:style-name="ch9" chart:values-cell-range-address="Sheet3.D4:Sheet3.D4" chart:label-cell-address="Sheet3.B4:Sheet3.B4" chart:class="chart:bar">
            <chart:data-point/>
          </chart:series>
          <chart:series chart:style-name="ch10" chart:values-cell-range-address="Sheet3.D8:Sheet3.D8" chart:label-cell-address="Sheet3.B8:Sheet3.B8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3.B2:Sheet3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h-tags (SDD)</text:p>
                <draw:g>
                  <svg:desc>Sheet3.B6:Sheet3.B6</svg:desc>
                </draw:g>
              </table:table-cell>
              <table:table-cell office:value-type="float" office:value="9">
                <text:p>9</text:p>
                <draw:g>
                  <svg:desc>Sheet3.D6:Sheet3.D6</svg:desc>
                </draw:g>
              </table:table-cell>
            </table:table-row>
            <table:table-row>
              <table:table-cell office:value-type="string">
                <text:p>User Mentions (SDD)</text:p>
                <draw:g>
                  <svg:desc>Sheet3.B4:Sheet3.B4</svg:desc>
                </draw:g>
              </table:table-cell>
              <table:table-cell office:value-type="float" office:value="8">
                <text:p>8</text:p>
                <draw:g>
                  <svg:desc>Sheet3.D4:Sheet3.D4</svg:desc>
                </draw:g>
              </table:table-cell>
            </table:table-row>
            <table:table-row>
              <table:table-cell office:value-type="string">
                <text:p>Shared Urls (SDD)</text:p>
                <draw:g>
                  <svg:desc>Sheet3.B8:Sheet3.B8</svg:desc>
                </draw:g>
              </table:table-cell>
              <table:table-cell office:value-type="float" office:value="8">
                <text:p>8</text:p>
                <draw:g>
                  <svg:desc>Sheet3.D8:Sheet3.D8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